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none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0a6d63ec" style:font-name-asian="標楷體1"/>
    </style:style>
    <style:style style:name="T20" style:family="text">
      <style:text-properties style:font-name="標楷體1" style:text-underline-style="solid" style:text-underline-width="auto" style:text-underline-color="font-color"/>
    </style:style>
    <style:style style:name="T21" style:family="text">
      <style:text-properties style:font-name="標楷體1" officeooo:rsid="3449857d"/>
    </style:style>
    <style:style style:name="T22" style:family="text">
      <style:text-properties style:font-name="標楷體1" officeooo:rsid="2968fd3e"/>
    </style:style>
    <style:style style:name="T23" style:family="text">
      <style:text-properties officeooo:rsid="3449857d"/>
    </style:style>
    <style:style style:name="T24" style:family="text">
      <style:text-properties style:font-name="Liberation Serif" officeooo:rsid="0a6d63ec" style:font-name-asian="標楷體1"/>
    </style:style>
    <style:style style:name="T25" style:family="text">
      <style:text-properties officeooo:rsid="0a6d63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03611218" text:style-name="L1">
        <text:list-item>
          <text:p text:style-name="P3"><text:span text:style-name="T11">_ (第1本</text:span><text:span text:style-name="T6">)</text:span></text:p>
          <text:list>
            <text:list-item>
              <text:p text:style-name="P9"><text:span text:style-name="T5">神</text:span><text:span text:style-name="T6">，</text:span><text:span text:style-name="T14">精神層個體、第</text:span><text:span text:style-name="T10">2</text:span><text:span text:style-name="T14">層級型態個體、</text:span><text:span text:style-name="T7">第二層級法則、意識層法則、精神層法則、精神世界、物質世界</text:span><text:span text:style-name="T6">。</text:span></text:p>
            </text:list-item>
            <text:list-item>
              <text:p text:style-name="P10"><text:span text:style-name="T5">有機率（正在、試圖）監視、控制 的 勢力、存在、個體</text:span><text:span text:style-name="T6">，YouTube</text:span>。</text:p>
            </text:list-item>
            <text:list-item>
              <text:p text:style-name="P11"><text:span text:style-name="T16">肉質層個體、意識層個體、精神層個體</text:span>，。</text:p>
            </text:list-item>
            <text:list-item>
              <text:p text:style-name="P12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8">世界學<text:span text:style-name="T18"> (第1本)</text:span></text:p>
          <text:list>
            <text:list-item>
              <text:p text:style-name="P13"><text:span text:style-name="T1">紅移、紫移</text:span>，超音速、音爆、後移現象。</text:p>
            </text:list-item>
          </text:list>
        </text:list-item>
        <text:list-item>
          <text:p text:style-name="P20">社會 (第1本)</text:p>
          <text:list>
            <text:list-item>
              <text:p text:style-name="P4"><text:span text:style-name="T13">內捲</text:span><text:span text:style-name="T12">，</text:span><text:span text:style-name="T4">。</text:span></text:p>
            </text:list-item>
          </text:list>
        </text:list-item>
        <text:list-item>
          <text:p text:style-name="P5"><text:span text:style-name="T24">時空</text:span><text:span text:style-name="T19">旅行 (第1本)</text:span></text:p>
          <text:list>
            <text:list-item>
              <text:p text:style-name="P14"><text:span text:style-name="T3">時空旅行的 悖論</text:span><text:span text:style-name="T25">，</text:span>。</text:p>
            </text:list-item>
          </text:list>
        </text:list-item>
        <text:list-item>
          <text:p text:style-name="P4">數學<text:span text:style-name="T18"> (第1本)</text:span></text:p>
          <text:list>
            <text:list-item>
              <text:p text:style-name="P14">微積分，。</text:p>
            </text:list-item>
          </text:list>
        </text:list-item>
        <text:list-item>
          <text:p text:style-name="P6">歷史<text:span text:style-name="T18"> (第1本)</text:span></text:p>
          <text:list>
            <text:list-item>
              <text:p text:style-name="P15"><text:span text:style-name="T1">人類文明的 實驗</text:span>，。</text:p>
            </text:list-item>
            <text:list-item>
              <text:p text:style-name="P15"><text:span text:style-name="T1">文藝復興</text:span>，。</text:p>
            </text:list-item>
            <text:list-item>
              <text:p text:style-name="P16"><text:span text:style-name="T2">科舉</text:span><text:span text:style-name="T23">，</text:span>。</text:p>
            </text:list-item>
          </text:list>
        </text:list-item>
        <text:list-item>
          <text:p text:style-name="P20">歷史人物 （第1本）</text:p>
          <text:list>
            <text:list-item>
              <text:p text:style-name="P16"><text:span text:style-name="T20">商鞅</text:span><text:span text:style-name="T17">，法家、</text:span><text:span text:style-name="T21">商君書</text:span><text:span text:style-name="T17">。</text:span></text:p>
            </text:list-item>
            <text:list-item>
              <text:p text:style-name="P16"><text:span text:style-name="T20">蘇格拉底</text:span><text:span text:style-name="T17">，。</text:span></text:p>
            </text:list-item>
            <text:list-item>
              <text:p text:style-name="P17"><text:span text:style-name="T2">柏拉圖</text:span><text:span text:style-name="T17">，。</text:span></text:p>
            </text:list-item>
          </text:list>
        </text:list-item>
        <text:list-item>
          <text:p text:style-name="P7"><text:span text:style-name="T17">精神世界學 （第</text:span><text:span text:style-name="T22">1本</text:span><text:span text:style-name="T17">）</text:span></text:p>
          <text:list>
            <text:list-item>
              <text:p text:style-name="P18"><text:span text:style-name="T15">受到 精神層個體、超能力個體 影響 有機率出現的 現象</text:span><text:span text:style-name="T17">，</text:span><text:span text:style-name="T8">Y</text:span><text:span text:style-name="T9">ouTube、手機</text:span><text:span text:style-name="T17">。</text:span></text:p>
            </text:list-item>
            <text:list-item>
              <text:p text:style-name="P19"><text:span text:style-name="T20">精神世界學</text:span><text:span text:style-name="T17">，</text:span><text:span text:style-name="T13">記錄、好奇、探索、思考、質疑、驗證、傳承、</text:span><text:span text:style-name="T14">精神世界學、</text:span><text:span text:style-name="T7">物質世界</text:span><text:span text:style-name="T14">學</text:span><text:span text:style-name="T1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07:29:53.034000000</dc:date>
    <meta:editing-duration>P201DT18H39M22S</meta:editing-duration>
    <meta:editing-cycles>9812</meta:editing-cycles>
    <meta:document-statistic meta:table-count="0" meta:image-count="0" meta:object-count="0" meta:page-count="1" meta:paragraph-count="25" meta:word-count="384" meta:character-count="441" meta:non-whitespace-character-count="420"/>
  </office:meta>
</office:document-meta>
</file>